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29cm" fo:margin-left="0.286cm" table:align="left"/>
    </style:style>
    <style:style style:name="Table1.A" style:family="table-column">
      <style:table-column-properties style:column-width="0.788cm"/>
    </style:style>
    <style:style style:name="Table1.B" style:family="table-column">
      <style:table-column-properties style:column-width="2.6cm"/>
    </style:style>
    <style:style style:name="Table1.C" style:family="table-column">
      <style:table-column-properties style:column-width="1.81cm"/>
    </style:style>
    <style:style style:name="Table1.D" style:family="table-column">
      <style:table-column-properties style:column-width="5.2cm"/>
    </style:style>
    <style:style style:name="Table1.E" style:family="table-column">
      <style:table-column-properties style:column-width="5.71cm"/>
    </style:style>
    <style:style style:name="Table1.F" style:family="table-column">
      <style:table-column-properties style:column-width="2.621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5" style:family="table-row">
      <style:table-row-properties style:min-row-height="0.011cm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5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184d57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officeooo:paragraph-rsid="01486958" style:font-size-asian="10pt" style:font-name-complex="Verdana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8pt" officeooo:paragraph-rsid="01152f27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73b060" officeooo:paragraph-rsid="017f2d5f" style:font-size-asian="10pt" style:font-weight-asian="bold" style:font-name-complex="Verdana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5759c7" officeooo:paragraph-rsid="015759c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5759c7" officeooo:paragraph-rsid="01721495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721495" officeooo:paragraph-rsid="01721495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82fd13" officeooo:paragraph-rsid="0182fd13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8pt" officeooo:rsid="013de061" officeooo:paragraph-rsid="013e59b5" style:font-size-asian="7pt" style:font-name-complex="Verdana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8pt" officeooo:paragraph-rsid="0151b133" style:font-size-asian="7pt" style:font-name-complex="Verdana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6pt" fo:font-weight="bold" officeooo:paragraph-rsid="01825daf" style:font-size-asian="6pt" style:font-weight-asian="bold" style:font-name-complex="Verdana" style:font-size-complex="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officeooo:paragraph-rsid="014efb4b" style:font-size-asian="10pt" style:font-name-complex="Verdana" style:font-size-complex="10pt"/>
    </style:style>
    <style:style style:name="P16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font-size="8pt" officeooo:rsid="015a3261" officeooo:paragraph-rsid="01721495" style:font-size-asian="7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officeooo:rsid="01716393" officeooo:paragraph-rsid="013ae19c" style:font-size-asian="7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182fd13" officeooo:paragraph-rsid="0182fd13" style:font-size-asian="7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officeooo:paragraph-rsid="017291a3"/>
    </style:style>
    <style:style style:name="P21" style:family="paragraph" style:parent-style-name="Table_20_Contents">
      <style:paragraph-properties fo:text-align="start" style:justify-single-word="false"/>
      <style:text-properties officeooo:paragraph-rsid="0159a4be"/>
    </style:style>
    <style:style style:name="P22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8646a8" style:font-size-asian="13pt" style:font-weight-asian="bold" style:font-size-complex="13pt" style:font-weight-complex="bold"/>
    </style:style>
    <style:style style:name="P23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87d16b" style:font-size-asian="11pt" style:font-weight-asian="bold" style:font-size-complex="11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8pt" officeooo:rsid="011a9970" style:font-size-asian="8pt" style:font-size-complex="8pt"/>
    </style:style>
    <style:style style:name="T4" style:family="text">
      <style:text-properties style:font-name="Liberation Serif" fo:font-size="8pt" officeooo:rsid="01367dd7" style:font-size-asian="8pt" style:font-size-complex="8pt"/>
    </style:style>
    <style:style style:name="T5" style:family="text">
      <style:text-properties style:font-name="Liberation Serif" fo:font-size="8pt" officeooo:rsid="0157cd2c" style:font-size-asian="8pt" style:font-size-complex="8pt"/>
    </style:style>
    <style:style style:name="T6" style:family="text">
      <style:text-properties style:font-name="Liberation Serif" fo:font-size="8pt" officeooo:rsid="0157ea37" style:font-size-asian="8pt" style:font-size-complex="8pt"/>
    </style:style>
    <style:style style:name="T7" style:family="text">
      <style:text-properties style:font-name="Liberation Serif" fo:font-size="8pt" officeooo:rsid="017291a3" style:font-size-asian="8pt" style:font-size-complex="8pt"/>
    </style:style>
    <style:style style:name="T8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9" style:family="text">
      <style:text-properties style:font-name="Liberation Serif" officeooo:rsid="0136fb62" style:font-size-asian="8pt"/>
    </style:style>
    <style:style style:name="T10" style:family="text">
      <style:text-properties style:font-name="Liberation Serif" officeooo:rsid="0131e22b" style:font-size-asian="8pt"/>
    </style:style>
    <style:style style:name="T11" style:family="text">
      <style:text-properties style:font-name="Liberation Serif" officeooo:rsid="017f2d5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17d8f2d"/>
    </style:style>
    <style:style style:name="T14" style:family="text">
      <style:text-properties officeooo:rsid="017f2d5f"/>
    </style:style>
    <style:style style:name="T15" style:family="text">
      <style:text-properties officeooo:rsid="01847a1b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officeooo:rsid="0187d16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2"><text:span text:style-name="T16"><text:text-input text:description="&lt;company_name(o)&gt;">Company Name</text:text-input></text:span> </text:p>
      <text:p text:style-name="P23"><text:s/><text:text-input text:description="&lt;company_address(o)&gt;">Company Address</text:text-input></text:p>
      <text:p text:style-name="P5"><text:span text:style-name="T15">Manufacturing </text:span>Delay Delivery <text:span text:style-name="T13">Analysis</text:span> List:<text:span text:style-name="T14">Delivery delay by More than <text:s/></text:span><text:span text:style-name="Source_20_Text"><text:span text:style-name="T11"><text:text-input text:description="&lt;o.delay_days if o.delay_days else 0&gt;">delay</text:text-input></text:span></text:span><text:span text:style-name="Source_20_Text"><text:span text:style-name="T7"> </text:span></text:span><text:span text:style-name="T14">Days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table:number-columns-spanned="6" office:value-type="string">
              <text:p text:style-name="P6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7">S/No</text:p>
            </table:table-cell>
            <table:table-cell table:style-name="Table1.A2" office:value-type="string">
              <text:p text:style-name="P8">OA No.</text:p>
            </table:table-cell>
            <table:table-cell table:style-name="Table1.A2" office:value-type="string">
              <text:p text:style-name="P10">Date</text:p>
            </table:table-cell>
            <table:table-cell table:style-name="Table1.A2" office:value-type="string">
              <text:p text:style-name="P9">Customer</text:p>
            </table:table-cell>
            <table:table-cell table:style-name="Table1.A2" office:value-type="string">
              <text:p text:style-name="P8">Pending Product </text:p>
            </table:table-cell>
            <table:table-cell table:style-name="Table1.F2" office:value-type="string">
              <text:p text:style-name="P11">State</text:p>
            </table:table-cell>
          </table:table-row>
        </table:table-header-rows>
        <table:table-row>
          <table:table-cell table:style-name="Table1.A3" table:number-columns-spanned="6" office:value-type="string">
            <text:p text:style-name="P16"><text:span text:style-name="Source_20_Text"><text:span text:style-name="T1"><text:text-input text:description="&lt;for each=&quot;line in get_move_lines(o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Standard"><text:span text:style-name="Source_20_Text"><text:span text:style-name="T5"><text:text-input text:description="&lt;if test=&quot;len(line['oa_no'])&gt;0&quot;&gt;">check if oa_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6"><text:span text:style-name="Source_20_Text"><text:span text:style-name="T3"><text:text-input text:description="&lt;line['sr_no']&gt;">sr_n.</text:text-input></text:span></text:span></text:p>
          </table:table-cell>
          <table:table-cell table:style-name="Table1.A5" office:value-type="string">
            <text:p text:style-name="P21"><text:span text:style-name="Source_20_Text"><text:span text:style-name="T6"><text:text-input text:description="&lt;line['oa_no']&gt;">oa_no</text:text-input></text:span></text:span></text:p>
          </table:table-cell>
          <table:table-cell table:style-name="Table1.A5" office:value-type="string">
            <text:p text:style-name="P20"><text:span text:style-name="Source_20_Text"><text:span text:style-name="T7"><text:text-input text:description="&lt;line['date']&gt;">date</text:text-input></text:span></text:span></text:p>
          </table:table-cell>
          <table:table-cell table:style-name="Table1.A5" office:value-type="string">
            <text:p text:style-name="P17"><text:span text:style-name="Source_20_Text"><text:span text:style-name="T10"><text:text-input text:description="&lt;line['customer_name']&gt;">customer_name</text:text-input></text:span></text:span></text:p>
          </table:table-cell>
          <table:table-cell table:style-name="Table1.A5" office:value-type="string">
            <text:p text:style-name="P18"><text:text-input text:description="&lt;line['pending_product']&gt;">pending_product</text:text-input></text:p>
          </table:table-cell>
          <table:table-cell table:style-name="Table1.F5" office:value-type="string">
            <text:p text:style-name="P19"><text:text-input text:description="&lt;line['state']&gt;">state</text:text-input></text:p>
          </table:table-cell>
        </table:table-row>
        <table:table-row>
          <table:table-cell table:style-name="Table1.A3" table:number-columns-spanned="2" office:value-type="string">
            <text:p text:style-name="P2"><text:span text:style-name="Source_20_Text"><text:span text:style-name="T2"><text:text-input text:description="&lt;/if&gt;">end if loop</text:text-input></text:span></text:span></text:p>
          </table:table-cell>
          <table:covered-table-cell/>
          <table:table-cell table:style-name="Table1.A3" office:value-type="string">
            <text:p text:style-name="P15"><text:span text:style-name="Source_20_Text"><text:span text:style-name="T4"/></text:span></text:p>
          </table:table-cell>
          <table:table-cell table:style-name="Table1.A3" office:value-type="string">
            <text:p text:style-name="P12"/>
          </table:table-cell>
          <table:table-cell table:style-name="Table1.A3" table:number-columns-spanned="2" office:value-type="string">
            <text:p text:style-name="P13"><text:span text:style-name="Source_20_Text"><text:span text:style-name="T9"><text:s/></text:span></text:span></text:p>
          </table:table-cell>
          <table:covered-table-cell/>
        </table:table-row>
        <table:table-row>
          <table:table-cell table:style-name="Table1.A3" table:number-columns-spanned="6" office:value-type="string">
            <text:p text:style-name="P1"><text:span text:style-name="Source_20_Text"><text:span text:style-name="T2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14"><text:span text:style-name="T12">Printed on </text:span><text:span text:style-name="T12"><text:date style:data-style-name="N79" text:date-value="2017-01-31T11:38:51.547990464">Tuesday 31 January 2017</text:date></text:span><text:span text:style-name="T12"> at </text:span><text:span text:style-name="T12"><text:time style:data-style-name="N42" text:time-value="2017-01-31T11:38:51.548173399">11:38 AM</text:time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1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38:51.412461549</dc:date>
    <meta:editing-duration>P3DT8H14M16S</meta:editing-duration>
    <meta:editing-cycles>1308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83" meta:character-count="351" meta:non-whitespace-character-count="310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